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4cm" svg:height="4.5cm" svg:x="18.5cm" svg:y="12.5cm">
          <text:p text:style-name="P1"><text:span text:style-name="T1">MBREEDER</text:span></text:p>
          <text:p text:style-name="P1"><text:span text:style-name="T4">breeder</text:span></text:p>
          <text:p text:style-name="P1"><text:span text:style-name="T3">url</text:span></text:p>
          <text:p text:style-name="P1"><text:span text:style-name="T3">nat</text:span></text:p>
          <text:p text:style-name="P1"><text:span text:style-name="T3">url_ok</text:span></text:p>
          <text:p text:style-name="P1"><text:span text:style-name="T3">nat_ok</text:span></text:p>
        </draw:rect>
        <draw:rect draw:style-name="gr1" draw:text-style-name="P2" draw:layer="layout" svg:width="3cm" svg:height="2.5cm" svg:x="24cm" svg:y="11.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2cm" svg:y="7.5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4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6"/>
  </office:meta>
</office:document-meta>
</file>